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language="fr" fo:country="FR" officeooo:rsid="0004785f" officeooo:paragraph-rsid="0004785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fr" fo:country="FR" officeooo:rsid="000623a8" officeooo:paragraph-rsid="000623a8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text-align="start" style:justify-single-word="false"/>
      <style:text-properties fo:language="fr" fo:country="FR" officeooo:rsid="000623a8" officeooo:paragraph-rsid="000623a8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98c4d" officeooo:paragraph-rsid="00098c4d" style:language-asian="zxx" style:country-asian="none" style:language-complex="zxx" style:country-complex="none"/>
    </style:style>
    <style:style style:name="T1" style:family="text">
      <style:text-properties officeooo:rsid="000623a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3749894" text:style-name="L1">
        <text:list-item>
          <text:p text:style-name="P1">Quel est ta date de naissance ?</text:p>
        </text:list-item>
        <text:list-item>
          <text:p text:style-name="P1">As-tu ton permis si oui quand l’as tu obtenu ?</text:p>
        </text:list-item>
        <text:list-item>
          <text:p text:style-name="P1">Que penses-tu d<text:span text:style-name="T1">u monde a</text:span>ctuelle <text:span text:style-name="T1">et la situation </text:span>de notre pays ? </text:p>
        </text:list-item>
        <text:list-item>
          <text:p text:style-name="P1">Que compte tu faire après ce but ?</text:p>
        </text:list-item>
        <text:list-item>
          <text:p text:style-name="P1">Quelles sont tes hobbies ?</text:p>
        </text:list-item>
        <text:list-item>
          <text:p text:style-name="P1">Lis-tu un livre en ce moment ?</text:p>
        </text:list-item>
        <text:list-item>
          <text:p text:style-name="P1">As-tu des objectifs pour cette année ?</text:p>
        </text:list-item>
        <text:list-item>
          <text:p text:style-name="P1">Où loges-tu ? Comment ça se passe ? </text:p>
        </text:list-item>
        <text:list-item>
          <text:p text:style-name="P1">As-tu de l’expérience professionnelle ?</text:p>
        </text:list-item>
        <text:list-item>
          <text:p text:style-name="P1">Quelles études a tu fait ? </text:p>
        </text:list-item>
        <text:list-item>
          <text:p text:style-name="P1">Quelles sont tes qualités <text:span text:style-name="T1">et tes défaut</text:span>?</text:p>
        </text:list-item>
        <text:list-item>
          <text:p text:style-name="P2">Team chat ou chien ? </text:p>
        </text:list-item>
        <text:list-item>
          <text:p text:style-name="P2">Tu as participé à des compétitions et les as tu gagné ?</text:p>
        </text:list-item>
        <text:list-item>
          <text:p text:style-name="P2">Ton rêve ?</text:p>
        </text:list-item>
        <text:list-item>
          <text:p text:style-name="P2">Ton projet actuelle est en adéquation avec tes rêves d’enfances ?</text:p>
        </text:list-item>
        <text:list-item>
          <text:p text:style-name="P3">As-tu des combats ?</text:p>
        </text:list-item>
        <text:list-item>
          <text:p text:style-name="P3">Ton tempérament ?</text:p>
        </text:list-item>
        <text:list-item>
          <text:p text:style-name="P2">Serais amis avec toi même ?</text:p>
        </text:list-item>
        <text:list-item>
          <text:p text:style-name="P2">Quelles sont tes valeurs qui guide ta vie ?</text:p>
        </text:list-item>
        <text:list-item>
          <text:p text:style-name="P2">Raconte moi une anecdote drôle ?</text:p>
        </text:list-item>
        <text:list-item>
          <text:p text:style-name="P2">As-tu voyagé dans d’autre pays ? Qu’est-ce que tu as aimé ?</text:p>
        </text:list-item>
      </text:list>
      <text:p text:style-name="P4">Date permis cyprian :</text:p>
      <text:p text:style-name="P4">31/07/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1:00:57.717682631</meta:creation-date>
    <meta:generator>LibreOffice/7.3.7.2$Linux_X86_64 LibreOffice_project/30$Build-2</meta:generator>
    <dc:date>2023-09-20T11:54:47.751797119</dc:date>
    <meta:editing-duration>PT7M46S</meta:editing-duration>
    <meta:editing-cycles>2</meta:editing-cycles>
    <meta:document-statistic meta:table-count="0" meta:image-count="0" meta:object-count="0" meta:page-count="1" meta:paragraph-count="23" meta:word-count="179" meta:character-count="811" meta:non-whitespace-character-count="672"/>
  </office:meta>
</office:document-meta>
</file>